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7cd" officeooo:paragraph-rsid="001057cd"/>
    </style:style>
    <style:style style:name="P2" style:family="paragraph" style:parent-style-name="Standard">
      <style:text-properties fo:language="ru" fo:country="RU" officeooo:rsid="001057cd" officeooo:paragraph-rsid="001057cd" style:font-size-asian="10.5pt"/>
    </style:style>
    <style:style style:name="P3" style:family="paragraph" style:parent-style-name="Standard">
      <style:text-properties fo:language="ru" fo:country="RU" officeooo:rsid="001057cd" officeooo:paragraph-rsid="001057cd"/>
    </style:style>
    <style:style style:name="P4" style:family="paragraph" style:parent-style-name="Standard">
      <style:text-properties fo:language="ru" fo:country="RU" officeooo:rsid="0012279c" officeooo:paragraph-rsid="0012279c"/>
    </style:style>
    <style:style style:name="P5" style:family="paragraph" style:parent-style-name="Standard">
      <style:text-properties fo:language="ru" fo:country="RU" officeooo:rsid="00134803" officeooo:paragraph-rsid="00134803"/>
    </style:style>
    <style:style style:name="T1" style:family="text">
      <style:text-properties officeooo:rsid="0012279c"/>
    </style:style>
    <style:style style:name="T2" style:family="text">
      <style:text-properties officeooo:rsid="001305cb"/>
    </style:style>
    <style:style style:name="T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равнение для аппроксимации вида:</text:p>
      <text:p text:style-name="P1"><draw:frame draw:style-name="fr1" draw:name="Object1" text:anchor-type="as-char" svg:y="-0.437cm" svg:width="4.41cm" svg:height="0.8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3">y=sum from k sum from m sum from r a_kmr x^k_1 x_2^m x_3^r</text:span></text:p>
      <text:p text:style-name="P3">Файл input.in содержит количество экспериментальных точек, <text:span text:style-name="T1">значения k, m и r</text:span></text:p>
      <text:p text:style-name="P4">Файл points.in содержит исходные точки в порядке <text:span text:style-name="T2">x1<text:tab/>x2<text:tab/>x3<text:tab/>y</text:span></text:p>
      <text:p text:style-name="P4"/>
      <text:p text:style-name="P5">Результаты</text:p>
      <text:p text:style-name="P5">Файл check.out содержит исходные данные, результаты аппроксимации и отклонения</text:p>
      <text:p text:style-name="P5">Файл parameters.out содержит средние и максимальные отклонения и значения параметров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23:09.704900420</meta:creation-date>
    <dc:date>2015-01-19T12:34:56.857286736</dc:date>
    <meta:editing-duration>PT1H8M9S</meta:editing-duration>
    <meta:editing-cycles>4</meta:editing-cycles>
    <meta:generator>LibreOffice/4.2.7.2$Linux_X86_64 LibreOffice_project/420m0$Build-2</meta:generator>
    <meta:document-statistic meta:table-count="0" meta:image-count="0" meta:object-count="1" meta:page-count="1" meta:paragraph-count="8" meta:word-count="59" meta:character-count="398" meta:non-whitespace-character-count="34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under>
            <mo stretchy="false">∑</mo>
            <mi>k</mi>
          </munder>
          <mrow>
            <munder>
              <mo stretchy="false">∑</mo>
              <mi>m</mi>
            </munder>
            <mrow>
              <munder>
                <mo stretchy="false">∑</mo>
                <mi>r</mi>
              </munder>
              <msub>
                <mi>a</mi>
                <mi mathvariant="italic">kmr</mi>
              </msub>
            </mrow>
          </mrow>
        </mrow>
      </mrow>
      <msubsup>
        <mi>x</mi>
        <mn>1</mn>
        <mi>k</mi>
      </msubsup>
      <msubsup>
        <mi>x</mi>
        <mn>2</mn>
        <mi>m</mi>
      </msubsup>
      <msubsup>
        <mi>x</mi>
        <mn>3</mn>
        <mi>r</mi>
      </msubsup>
    </mrow>
    <annotation encoding="StarMath 5.0">y=sum from k sum from m sum from r a_kmr x^k_1 x_2^m x_3^r</annotation>
  </semantics>
</math>
</file>